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36.02mm"/>
    </style:style>
    <style:style style:name="co4" style:family="table-column">
      <style:table-column-properties fo:break-before="auto" style:column-width="39.42mm"/>
    </style:style>
    <style:style style:name="co5" style:family="table-column">
      <style:table-column-properties fo:break-before="auto" style:column-width="21.78mm"/>
    </style:style>
    <style:style style:name="co6" style:family="table-column">
      <style:table-column-properties fo:break-before="auto" style:column-width="23.1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4.85mm"/>
    </style:style>
    <style:style style:name="co9" style:family="table-column">
      <style:table-column-properties fo:break-before="auto" style:column-width="24.32mm"/>
    </style:style>
    <style:style style:name="co10" style:family="table-column">
      <style:table-column-properties fo:break-before="auto" style:column-width="38.06mm"/>
    </style:style>
    <style:style style:name="co11" style:family="table-column">
      <style:table-column-properties fo:break-before="auto" style:column-width="29.21mm"/>
    </style:style>
    <style:style style:name="co12" style:family="table-column">
      <style:table-column-properties fo:break-before="auto" style:column-width="28.59mm"/>
    </style:style>
    <style:style style:name="co13" style:family="table-column">
      <style:table-column-properties fo:break-before="auto" style:column-width="28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9.21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 style:data-style-name="N2"/>
    <style:style style:name="ce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visibility="collapse" table:default-cell-style-name="ce5"/>
        <table:table-column table:style-name="co7" table:visibility="collapse" table:default-cell-style-name="ce5"/>
        <table:table-column table:style-name="co8" table:visibility="collapse" table:default-cell-style-name="ce5"/>
        <table:table-column table:style-name="co7" table:visibility="collapse" table:number-columns-repeated="2" table:default-cell-style-name="ce5"/>
        <table:table-column table:style-name="co9" table:visibility="collapse" table:default-cell-style-name="ce5"/>
        <table:table-column table:style-name="co5" table:visibility="collapse" table:default-cell-style-name="ce5"/>
        <table:table-column table:style-name="co10" table:visibility="collapse" table:default-cell-style-name="ce5"/>
        <table:table-column table:style-name="co11" table:visibility="collapse" table:default-cell-style-name="ce5"/>
        <table:table-column table:style-name="co7" table:visibility="collapse" table:default-cell-style-name="ce5"/>
        <table:table-column table:style-name="co12" table:visibility="collapse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row table:style-name="ro1" table:number-rows-repeated="2">
          <table:table-cell table:number-columns-repeated="2"/>
          <table:table-cell table:style-name="Default" table:number-columns-repeated="13"/>
          <table:table-cell table:number-columns-repeated="4"/>
        </table:table-row>
        <table:table-row table:style-name="ro2">
          <table:table-cell table:number-columns-repeated="2"/>
          <table:table-cell table:style-name="ce4" office:value-type="string" calcext:value-type="string">
            <text:p>cellName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Num Channel Used</text:p>
          </table:table-cell>
          <table:table-cell table:style-name="ce4" office:value-type="string" calcext:value-type="string">
            <text:p>Learning Rate</text:p>
          </table:table-cell>
          <table:table-cell table:style-name="ce4" office:value-type="string" calcext:value-type="string">
            <text:p>BatchSize</text:p>
          </table:table-cell>
          <table:table-cell table:style-name="ce4" office:value-type="string" calcext:value-type="string">
            <text:p>Weight Decay</text:p>
          </table:table-cell>
          <table:table-cell table:style-name="ce4" office:value-type="string" calcext:value-type="string">
            <text:p><text:s/>Dropout</text:p>
          </table:table-cell>
          <table:table-cell table:style-name="ce4" office:value-type="string" calcext:value-type="string">
            <text:p>class_weight</text:p>
          </table:table-cell>
          <table:table-cell table:style-name="ce4" office:value-type="string" calcext:value-type="string">
            <text:p>RandomSeed</text:p>
          </table:table-cell>
          <table:table-cell table:style-name="ce4" office:value-type="string" calcext:value-type="string">
            <text:p>Optimizer</text:p>
          </table:table-cell>
          <table:table-cell table:style-name="ce4" office:value-type="string" calcext:value-type="string">
            <text:p>Loss function</text:p>
          </table:table-cell>
          <table:table-cell table:style-name="ce4" office:value-type="string" calcext:value-type="string">
            <text:p>Initialization</text:p>
          </table:table-cell>
          <table:table-cell table:style-name="ce4" office:value-type="string" calcext:value-type="string">
            <text:p>nb_epochs</text:p>
          </table:table-cell>
          <table:table-cell office:value-type="string" calcext:value-type="string">
            <text:p>Architecture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8">
            <text:p>Study on NumChannels</text:p>
          </table:table-cell>
          <table:table-cell office:value-type="string" calcext:value-type="string">
            <text:p>2015-09-03_Pair9.0</text:p>
          </table:table-cell>
          <table:table-cell office:value-type="string" calcext:value-type="string">
            <text:p>2016-04-07_04-11-21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03-17-11</text:p>
          </table:table-cell>
          <table:table-cell office:value-type="float" office:value="43" calcext:value-type="float">
            <text:p>43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05-43-35</text:p>
          </table:table-cell>
          <table:table-cell office:value-type="float" office:value="64" calcext:value-type="float">
            <text:p>64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12-37-00</text:p>
          </table:table-cell>
          <table:table-cell office:value-type="float" office:value="32" calcext:value-type="float">
            <text:p>32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13-08-20</text:p>
          </table:table-cell>
          <table:table-cell office:value-type="float" office:value="26" calcext:value-type="float">
            <text:p>26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13-35-43</text:p>
          </table:table-cell>
          <table:table-cell office:value-type="float" office:value="16" calcext:value-type="float">
            <text:p>16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14-13-35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14-34-23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2" office:value-type="string" calcext:value-type="string" table:number-columns-spanned="1" table:number-rows-spanned="4">
            <text:p>Study on Random Seed</text:p>
          </table:table-cell>
          <table:table-cell office:value-type="string" calcext:value-type="string">
            <text:p>2015-09-03_Pair9.0</text:p>
          </table:table-cell>
          <table:table-cell office:value-type="string" calcext:value-type="string">
            <text:p>2016-04-07_04-11-21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/>
          <table:covered-table-cell table:style-name="ce1"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15-41-20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17-01-43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18-14-47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Study on Weight Decay</text:p>
          </table:table-cell>
          <table:table-cell office:value-type="string" calcext:value-type="string">
            <text:p>2015-09-03_Pair9.0</text:p>
          </table:table-cell>
          <table:table-cell office:value-type="string" calcext:value-type="string">
            <text:p>2016-04-07_19-28-28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/>
          <table:covered-table-cell table:style-name="ce1"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23-06-10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/>
          <table:covered-table-cell table:style-name="ce3"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20-41-53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/>
          <table:covered-table-cell table:style-name="ce3"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21-53-33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Study on Initilization Method</text:p>
          </table:table-cell>
          <table:table-cell office:value-type="string" calcext:value-type="string">
            <text:p>2015-09-03_Pair9.0</text:p>
          </table:table-cell>
          <table:table-cell office:value-type="string" calcext:value-type="string">
            <text:p>2016-04-07_04-11-21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8_10-19-56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Glorot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8_14-48-09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He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8_15-59-43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string" calcext:value-type="string">
            <text:p>#parameters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1" table:number-rows-spanned="3">
            <text:p>Study on depth </text:p>
          </table:table-cell>
          <table:table-cell office:value-type="string" calcext:value-type="string">
            <text:p>2015-09-03_Pair9.0</text:p>
          </table:table-cell>
          <table:table-cell office:value-type="string" calcext:value-type="string">
            <text:p>2016-04-08_01-25-26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5-205</text:p>
          </table:table-cell>
          <table:table-cell office:value-type="float" office:value="2646551" calcext:value-type="float">
            <text:p>2646551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04-11-21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office:value-type="float" office:value="2620801" calcext:value-type="float">
            <text:p>2620801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8_02-34-02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195-195-195-195</text:p>
          </table:table-cell>
          <table:table-cell office:value-type="float" office:value="2591551" calcext:value-type="float">
            <text:p>2591551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Study on LR</text:p>
          </table:table-cell>
          <table:table-cell office:value-type="string" calcext:value-type="string">
            <text:p>2015-09-03_Pair9.0</text:p>
          </table:table-cell>
          <table:table-cell table:style-name="Default" office:value-type="string" calcext:value-type="string">
            <text:p>2016-04-08_04-17-24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table:style-name="Default" office:value-type="string" calcext:value-type="string">
            <text:p>2016-04-08_18-06-41</text:p>
          </table:table-cell>
          <table:table-cell office:value-type="float" office:value="127" calcext:value-type="float">
            <text:p>127</text:p>
          </table:table-cell>
          <table:table-cell office:value-type="float" office:value="0.01" calcext:value-type="float">
            <text:p>0.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table:style-name="Default" office:value-type="string" calcext:value-type="string">
            <text:p>2016-04-08_20-19-17</text:p>
          </table:table-cell>
          <table:table-cell office:value-type="float" office:value="127" calcext:value-type="float">
            <text:p>127</text:p>
          </table:table-cell>
          <table:table-cell office:value-type="float" office:value="0.1" calcext:value-type="float">
            <text:p>0.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13"/>
          <table:table-cell/>
          <table:table-cell table:style-name="ce3" office:value-type="string" calcext:value-type="string">
            <text:p>Unbalance TS</text:p>
          </table:table-cell>
          <table:table-cell table:style-name="ce3" office:value-type="string" calcext:value-type="string">
            <text:p>unbalance VS</text:p>
          </table:table-cell>
          <table:table-cell table:style-name="ce3" office:value-type="string" calcext:value-type="string">
            <text:p>#spikes in the whole dataset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" table:number-rows-spanned="5">
            <text:p>Study on different cells</text:p>
          </table:table-cell>
          <table:table-cell office:value-type="string" calcext:value-type="string">
            <text:p>2015-09-03_Pair9.0</text:p>
          </table:table-cell>
          <table:table-cell office:value-type="string" calcext:value-type="string">
            <text:p>2016-04-07_04-11-21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style-name="ce7" office:value-type="float" office:value="0.28563543535256" calcext:value-type="float">
            <text:p>0.29</text:p>
          </table:table-cell>
          <table:table-cell table:style-name="ce7" office:value-type="float" office:value="0.29086216897707" calcext:value-type="float">
            <text:p>0.29</text:p>
          </table:table-cell>
          <table:table-cell table:style-name="ce8" office:value-type="float" office:value="5007" calcext:value-type="float">
            <text:p>5007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2015-09-03_Pair6.0</text:p>
          </table:table-cell>
          <table:table-cell office:value-type="string" calcext:value-type="string">
            <text:p>2016-04-08_22-53-34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style-name="ce7" office:value-type="float" office:value="0.272384488963781" calcext:value-type="float">
            <text:p>0.27</text:p>
          </table:table-cell>
          <table:table-cell table:style-name="ce7" office:value-type="float" office:value="0.316528718334587" calcext:value-type="float">
            <text:p>0.32</text:p>
          </table:table-cell>
          <table:table-cell table:style-name="ce8" office:value-type="float" office:value="3329" calcext:value-type="float">
            <text:p>3329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2015-08-21_Pair3.0</text:p>
          </table:table-cell>
          <table:table-cell office:value-type="string" calcext:value-type="string">
            <text:p>2016-04-09_02-05-35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style-name="ce7" office:value-type="float" office:value="0.284384694932782" calcext:value-type="float">
            <text:p>0.28</text:p>
          </table:table-cell>
          <table:table-cell table:style-name="ce7" office:value-type="float" office:value="0.292366574526898" calcext:value-type="float">
            <text:p>0.29</text:p>
          </table:table-cell>
          <table:table-cell table:style-name="ce8" office:value-type="float" office:value="8117" calcext:value-type="float">
            <text:p>8117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2015-09-09_Pair7.0</text:p>
          </table:table-cell>
          <table:table-cell office:value-type="string" calcext:value-type="string">
            <text:p>2016-04-09_12-18-29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style-name="ce7" office:value-type="float" office:value="0.303904307171988" calcext:value-type="float">
            <text:p>0.30</text:p>
          </table:table-cell>
          <table:table-cell table:style-name="ce7" office:value-type="float" office:value="0.240196078431373" calcext:value-type="float">
            <text:p>0.24</text:p>
          </table:table-cell>
          <table:table-cell table:style-name="ce8" office:value-type="float" office:value="1082" calcext:value-type="float">
            <text:p>1082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2015-09-04_Pair5.0</text:p>
          </table:table-cell>
          <table:table-cell office:value-type="string" calcext:value-type="string">
            <text:p>2016-04-09_14-50-01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style-name="ce7" office:value-type="float" office:value="0.268713560278352" calcext:value-type="float">
            <text:p>0.27</text:p>
          </table:table-cell>
          <table:table-cell table:style-name="ce7" office:value-type="float" office:value="0.322648028544329" calcext:value-type="float">
            <text:p>0.32</text:p>
          </table:table-cell>
          <table:table-cell table:style-name="ce8" office:value-type="float" office:value="185" calcext:value-type="float">
            <text:p>185</text:p>
          </table:table-cell>
        </table:table-row>
        <table:table-row table:style-name="ro1">
          <table:table-cell table:number-columns-repeated="2"/>
          <table:table-cell table:style-name="Default" table:number-columns-repeated="13"/>
          <table:table-cell table:number-columns-repeated="4"/>
        </table:table-row>
        <table:table-row table:style-name="ro4">
          <table:table-cell/>
          <table:table-cell office:value-type="string" calcext:value-type="string">
            <text:p>Study on size of dataset</text:p>
          </table:table-cell>
          <table:table-cell office:value-type="string" calcext:value-type="string">
            <text:p>2015-09-03_Pair9.0</text:p>
          </table:table-cell>
          <table:table-cell table:style-name="ce6"/>
          <table:table-cell table:style-name="Default" table:number-columns-repeated="11"/>
          <table:table-cell table:number-columns-repeated="4"/>
        </table:table-row>
        <table:table-row table:style-name="ro4" table:number-rows-repeated="3">
          <table:table-cell table:number-columns-repeated="2"/>
          <table:table-cell table:style-name="Default"/>
          <table:table-cell table:style-name="ce6"/>
          <table:table-cell table:style-name="Default" table:number-columns-repeated="11"/>
          <table:table-cell table:number-columns-repeated="4"/>
        </table:table-row>
        <table:table-row table:style-name="ro4">
          <table:table-cell table:number-columns-repeated="2"/>
          <table:table-cell table:style-name="Default"/>
          <table:table-cell table:style-name="ce6"/>
          <table:table-cell table:style-name="Default" table:number-columns-repeated="11"/>
          <table:table-cell table:number-columns-repeated="4"/>
        </table:table-row>
      </table:table>
      <table:table table:name="Sheet2" table:style-name="ta1">
        <table:table-column table:style-name="co7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number-columns-repeated="2" office:value-type="float" office:value="12700" calcext:value-type="float">
            <text:p>12700</text:p>
          </table:table-cell>
          <table:table-cell office:value-type="float" office:value="12702" calcext:value-type="float">
            <text:p>12702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95" calcext:value-type="float">
            <text:p>195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95" calcext:value-type="float">
            <text:p>195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formula="of:=[.B3]*[.B4]+[.B4]*[.B5]+[.B5]*[.B6]+[.B6]*[.B7]" office:value-type="float" office:value="2620200" calcext:value-type="float">
            <text:p>2620200</text:p>
          </table:table-cell>
          <table:table-cell table:formula="of:=[.C3]*[.C4]+[.C4]*[.C5]+[.C5]*[.C6]+[.C6]*[.C7]+[.C7]*[.C8]" office:value-type="float" office:value="2590770" calcext:value-type="float">
            <text:p>2590770</text:p>
          </table:table-cell>
          <table:table-cell table:formula="of:=[.D3]*[.D4]+[.D4]*[.D5]+[.D5]*[.D6]+[.D6]*[.D7]" office:value-type="float" office:value="2646140" calcext:value-type="float">
            <text:p>2646140</text:p>
          </table:table-cell>
        </table:table-row>
        <table:table-row table:style-name="ro1">
          <table:table-cell/>
          <table:table-cell table:formula="of:=[.B4]+[.B5]+[.B6]+[.B7]" office:value-type="float" office:value="601" calcext:value-type="float">
            <text:p>601</text:p>
          </table:table-cell>
          <table:table-cell table:formula="of:=[.C4]+[.C5]+[.C6]+[.C7]+[.C8]" office:value-type="float" office:value="781" calcext:value-type="float">
            <text:p>781</text:p>
          </table:table-cell>
          <table:table-cell table:formula="of:=[.D4]+[.D5]+[.D6]+[.D7]" office:value-type="float" office:value="411" calcext:value-type="float">
            <text:p>411</text:p>
          </table:table-cell>
        </table:table-row>
        <table:table-row table:style-name="ro1">
          <table:table-cell/>
          <table:table-cell table:formula="of:=SUM([.B9:.B10])" office:value-type="float" office:value="2620801" calcext:value-type="float">
            <text:p>2620801</text:p>
          </table:table-cell>
          <table:table-cell table:formula="of:=SUM([.C9:.C10])" office:value-type="float" office:value="2591551" calcext:value-type="float">
            <text:p>2591551</text:p>
          </table:table-cell>
          <table:table-cell table:formula="of:=SUM([.D9:.D10])" office:value-type="float" office:value="2646551" calcext:value-type="float">
            <text:p>26465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1" number:min-integer-digits="1"/>
    </number:number-style>
    <number:number-style style:name="N126">
      <number:number number:decimal-places="4" number:min-integer-digits="1"/>
    </number:number-style>
    <number:date-style style:name="N127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0">00/00/0000</text:date>, <text:time style:data-style-name="N2" text:time-value="23:42:06.9648887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7T05:32:39.735832970</meta:creation-date>
    <meta:editing-duration>P1DT20H40M7S</meta:editing-duration>
    <meta:editing-cycles>19</meta:editing-cycles>
    <meta:generator>LibreOffice/4.2.8.2$Linux_X86_64 LibreOffice_project/420m0$Build-2</meta:generator>
    <dc:date>2016-04-10T03:17:12.500096428</dc:date>
    <meta:document-statistic meta:table-count="2" meta:cell-count="503" meta:object-count="0"/>
  </office:meta>
</office:document-meta>
</file>